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3:37:25.42114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7T13:38:28.600330176</dc:date>
    <meta:editing-duration>PT7H46M27S</meta:editing-duration>
    <meta:editing-cycles>34</meta:editing-cycles>
    <meta:generator>LibreOffice/5.0.6.2$Linux_X86_64 LibreOffice_project/00$Build-2</meta:generator>
    <meta:document-statistic meta:table-count="4" meta:cell-count="1499" meta:object-count="0"/>
  </office:meta>
</office:document-meta>
</file>